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9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03.44pt"/>
    </style:style>
    <style:style style:name="co4" style:family="table-column">
      <style:table-column-properties fo:break-before="auto" style:column-width="329.05pt"/>
    </style:style>
    <style:style style:name="co5" style:family="table-column">
      <style:table-column-properties fo:break-before="auto" style:column-width="122.91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ibus-mini-C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_JST:JST_PH_S2B-PH-K_1x02_P2.00mm_Horizontal</text:p>
          </table:table-cell>
          <table:table-cell table:style-name="ce1" office:value-type="string" calcext:value-type="string">
            <text:p>C64658</text:p>
          </table:table-cell>
          <table:table-cell table:style-name="ce3" office:value-type="string" calcext:value-type="string">
            <text:p>C64658</text:p>
          </table:table-cell>
        </table:table-row>
        <table:table-row table:style-name="ro1">
          <table:table-cell office:value-type="string" calcext:value-type="string">
            <text:p>C1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 C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16V</text:p>
          </table:table-cell>
          <table:table-cell office:value-type="string" calcext:value-type="string">
            <text:p>Capacitor_SMD:C_Elec_5x5.4</text:p>
          </table:table-cell>
          <table:table-cell office:value-type="string" calcext:value-type="string">
            <text:p>EEEFK1C470UR</text:p>
          </table:table-cell>
          <table:table-cell office:value-type="string" calcext:value-type="string">
            <text:p>C178535</text:p>
          </table:table-cell>
        </table:table-row>
        <table:table-row table:style-name="ro1">
          <table:table-cell office:value-type="string" calcext:value-type="string">
            <text:p>C10 C11 C15 C18 C19 C20 C21 C5 C6 C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C22 C2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L10A475KA8NQNC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MBR120ESFT1G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A</text:p>
          </table:table-cell>
          <table:table-cell office:value-type="string" calcext:value-type="string">
            <text:p>LED_SMD:LED_RGB_1210</text:p>
          </table:table-cell>
          <table:table-cell table:style-name="ce1" office:value-type="string" calcext:value-type="string">
            <text:p>67-23/R6GHBHC-B01/2T</text:p>
          </table:table-cell>
          <table:table-cell office:value-type="string" calcext:value-type="string">
            <text:p>C264607</text:p>
          </table:table-cell>
        </table:table-row>
        <table:table-row table:style-name="ro1">
          <table:table-cell office:value-type="string" calcext:value-type="string">
            <text:p>FB1 F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BLM15HD102SN1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lib_fp:Grove_1x04</text:p>
          </table:table-cell>
          <table:table-cell office:value-type="float" office:value="110990037" calcext:value-type="float">
            <text:p>110990037</text:p>
          </table:table-cell>
          <table:table-cell office:value-type="string" calcext:value-type="string">
            <text:p>1125R-4p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table:style-name="ce2" office:value-type="string" calcext:value-type="string">
            <text:p>C1041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SMD:L_Wuerth_MAPI-3010</text:p>
          </table:table-cell>
          <table:table-cell office:value-type="string" calcext:value-type="string">
            <text:p>VLS3015ET-4R7M</text:p>
          </table:table-cell>
          <table:table-cell/>
        </table:table-row>
        <table:table-row table:style-name="ro2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LZ2012M100WT000</text:p>
            <text:p/>
            <text:p/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3415U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MG3415U-7</text:p>
          </table:table-cell>
          <table:table-cell/>
        </table:table-row>
        <table:table-row table:style-name="ro1">
          <table:table-cell office:value-type="string" calcext:value-type="string">
            <text:p>Q2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ZXMN3F30FHTA</text:p>
          </table:table-cell>
          <table:table-cell/>
        </table:table-row>
        <table:table-row table:style-name="ro1">
          <table:table-cell office:value-type="string" calcext:value-type="string">
            <text:p>R10 R11 R12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 R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R15 R16 R3 R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R5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76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B3U-1000P</text:p>
          </table:table-cell>
          <table:table-cell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EVQP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AP2112K-3.3TRG1</text:p>
          </table:table-cell>
          <table:table-cell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DRLR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-M8Q</text:p>
          </table:table-cell>
          <table:table-cell office:value-type="string" calcext:value-type="string">
            <text:p>lib_fp:XCVR_SAM-M8Q</text:p>
          </table:table-cell>
          <table:table-cell office:value-type="string" calcext:value-type="string">
            <text:p>SAM-M8Q-0-10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A-B311-00B</text:p>
          </table:table-cell>
          <table:table-cell office:value-type="string" calcext:value-type="string">
            <text:p>lib_fp:XCVR_NINA-B312-00B</text:p>
          </table:table-cell>
          <table:table-cell office:value-type="string" calcext:value-type="string">
            <text:p>NINA-B311-00B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MCP73831T-2ATI/OT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24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MCP1624T-I/CHY</text:p>
          </table:table-cell>
          <table:table-cell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31-DIS-B</text:p>
          </table:table-cell>
          <table:table-cell office:value-type="string" calcext:value-type="string">
            <text:p>lib_fp:SON50P250X250X100-9N</text:p>
          </table:table-cell>
          <table:table-cell office:value-type="string" calcext:value-type="string">
            <text:p>SHT31-DIS-B</text:p>
          </table:table-cell>
          <table:table-cell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STM32F303CCT6</text:p>
          </table:table-cell>
          <table:table-cell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01C-G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DW01C-G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:Crystal_SMD_SeikoEpson_FA238-4Pin_3.2x2.5mm</text:p>
          </table:table-cell>
          <table:table-cell office:value-type="string" calcext:value-type="string">
            <text:p>XXBBBCNANF-16M</text:p>
          </table:table-cell>
          <table:table-cell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MicroCrystal_CC7V-T1A-2Pin_3.2x1.5mm</text:p>
          </table:table-cell>
          <table:table-cell office:value-type="string" calcext:value-type="string">
            <text:p>SC-32S32.768kHz20PPM7pF</text:p>
          </table:table-cell>
          <table:table-cell office:value-type="string" calcext:value-type="string">
            <text:p>C97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20:47:05.65422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19-12-10T21:00:07.398954088</dc:date>
    <dc:creator>Raffael Tschui</dc:creator>
    <meta:editing-duration>PT1H56M7S</meta:editing-duration>
    <meta:editing-cycles>6</meta:editing-cycles>
    <meta:document-statistic meta:table-count="1" meta:cell-count="211" meta:object-count="0"/>
  </office:meta>
</office:document-meta>
</file>